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912cm" fo:margin-left="-0.106cm" fo:margin-top="0cm" fo:margin-bottom="0cm" table:align="left"/>
    </style:style>
    <style:style style:name="Table1.A" style:family="table-column">
      <style:table-column-properties style:column-width="1.508cm"/>
    </style:style>
    <style:style style:name="Table1.B" style:family="table-column">
      <style:table-column-properties style:column-width="1.296cm"/>
    </style:style>
    <style:style style:name="Table1.C" style:family="table-column">
      <style:table-column-properties style:column-width="1.588cm"/>
    </style:style>
    <style:style style:name="Table1.D" style:family="table-column">
      <style:table-column-properties style:column-width="0.048cm"/>
    </style:style>
    <style:style style:name="Table1.E" style:family="table-column">
      <style:table-column-properties style:column-width="1.071cm"/>
    </style:style>
    <style:style style:name="Table1.F" style:family="table-column">
      <style:table-column-properties style:column-width="1.288cm"/>
    </style:style>
    <style:style style:name="Table1.G" style:family="table-column">
      <style:table-column-properties style:column-width="1.905cm"/>
    </style:style>
    <style:style style:name="Table1.H" style:family="table-column">
      <style:table-column-properties style:column-width="1.404cm"/>
    </style:style>
    <style:style style:name="Table1.J" style:family="table-column">
      <style:table-column-properties style:column-width="1.111cm"/>
    </style:style>
    <style:style style:name="Table1.K" style:family="table-column">
      <style:table-column-properties style:column-width="1.191cm"/>
    </style:style>
    <style:style style:name="Table1.L" style:family="table-column">
      <style:table-column-properties style:column-width="0.975cm"/>
    </style:style>
    <style:style style:name="Table1.M" style:family="table-column">
      <style:table-column-properties style:column-width="0.898cm"/>
    </style:style>
    <style:style style:name="Table1.N" style:family="table-column">
      <style:table-column-properties style:column-width="2.043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Text_20_body">
      <style:text-properties officeooo:paragraph-rsid="00220845"/>
    </style:style>
    <style:style style:name="P2" style:family="paragraph" style:parent-style-name="Text_20_body">
      <style:text-properties officeooo:paragraph-rsid="00238e67"/>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end" style:justify-single-word="false">
        <style:tab-stops/>
      </style:paragraph-properties>
    </style:style>
    <style:style style:name="P5" style:family="paragraph" style:parent-style-name="Standard">
      <style:text-properties fo:font-size="16pt" officeooo:rsid="003121dc" officeooo:paragraph-rsid="003121dc" style:font-size-asian="16pt" style:font-size-complex="16pt"/>
    </style:style>
    <style:style style:name="P6" style:family="paragraph" style:parent-style-name="Standard">
      <style:text-properties officeooo:paragraph-rsid="0019b24e"/>
    </style:style>
    <style:style style:name="P7" style:family="paragraph" style:parent-style-name="Standard">
      <style:text-properties officeooo:rsid="002a7939" officeooo:paragraph-rsid="002a7939"/>
    </style:style>
    <style:style style:name="P8" style:family="paragraph" style:parent-style-name="Standard">
      <style:paragraph-properties fo:text-align="start" style:justify-single-word="false">
        <style:tab-stops/>
      </style:paragraph-properties>
      <style:text-properties style:font-name="Linux Libertine O" fo:font-size="10pt" fo:font-weight="bold" style:font-size-asian="10pt" style:font-weight-asian="bold" style:font-size-complex="10pt" style:font-weight-complex="bold"/>
    </style:style>
    <style:style style:name="P9" style:family="paragraph" style:parent-style-name="Standard">
      <style:paragraph-properties fo:text-align="end" style:justify-single-word="false">
        <style:tab-stops/>
      </style:paragraph-properties>
      <style:text-properties style:font-name="Linux Libertine O" fo:font-size="10pt" fo:font-weight="bold" style:font-size-asian="10pt" style:font-weight-asian="bold" style:font-size-complex="10pt" style:font-weight-complex="bold"/>
    </style:style>
    <style:style style:name="P10" style:family="paragraph" style:parent-style-name="Standard">
      <style:text-properties officeooo:paragraph-rsid="003064d5"/>
    </style:style>
    <style:style style:name="P11" style:family="paragraph" style:parent-style-name="Standard">
      <style:text-properties officeooo:paragraph-rsid="0034100a"/>
    </style:style>
    <style:style style:name="P12" style:family="paragraph" style:parent-style-name="Standard">
      <style:text-properties officeooo:paragraph-rsid="0036dee8"/>
    </style:style>
    <style:style style:name="P13" style:family="paragraph" style:parent-style-name="Standard">
      <style:text-properties officeooo:paragraph-rsid="003121dc"/>
    </style:style>
    <style:style style:name="P14" style:family="paragraph" style:parent-style-name="Standard">
      <style:text-properties officeooo:paragraph-rsid="0038b7f0"/>
    </style:style>
    <style:style style:name="P15" style:family="paragraph" style:parent-style-name="Standard">
      <style:text-properties officeooo:paragraph-rsid="0038f97b"/>
    </style:style>
    <style:style style:name="P16" style:family="paragraph" style:parent-style-name="Standard">
      <style:text-properties officeooo:rsid="003c6955" officeooo:paragraph-rsid="003c6955"/>
    </style:style>
    <style:style style:name="P17" style:family="paragraph" style:parent-style-name="Standard">
      <style:text-properties officeooo:rsid="003c6955" officeooo:paragraph-rsid="004eff90"/>
    </style:style>
    <style:style style:name="P18" style:family="paragraph" style:parent-style-name="Standard">
      <style:text-properties officeooo:paragraph-rsid="003c6955"/>
    </style:style>
    <style:style style:name="P19" style:family="paragraph" style:parent-style-name="Standard">
      <style:text-properties fo:font-style="normal" officeooo:rsid="003c6955" officeooo:paragraph-rsid="003c6955" style:font-style-asian="normal" style:font-style-complex="normal"/>
    </style:style>
    <style:style style:name="P20" style:family="paragraph" style:parent-style-name="Standard">
      <style:text-properties officeooo:rsid="00427da2" officeooo:paragraph-rsid="00427da2"/>
    </style:style>
    <style:style style:name="P21" style:family="paragraph" style:parent-style-name="Standard">
      <style:text-properties officeooo:paragraph-rsid="004eff90"/>
    </style:style>
    <style:style style:name="P22" style:family="paragraph" style:parent-style-name="Standard">
      <style:text-properties officeooo:rsid="0051aa82" officeooo:paragraph-rsid="0051aa82"/>
    </style:style>
    <style:style style:name="P23" style:family="paragraph" style:parent-style-name="Standard">
      <style:text-properties officeooo:paragraph-rsid="00593643"/>
    </style:style>
    <style:style style:name="P24" style:family="paragraph" style:parent-style-name="Standard">
      <style:text-properties officeooo:paragraph-rsid="0051aa82"/>
    </style:style>
    <style:style style:name="P25" style:family="paragraph" style:parent-style-name="Standard">
      <style:text-properties officeooo:paragraph-rsid="004c9ddc"/>
    </style:style>
    <style:style style:name="P26" style:family="paragraph" style:parent-style-name="Text_20_body">
      <style:text-properties fo:font-size="16pt" officeooo:rsid="005c1e13" officeooo:paragraph-rsid="005c1e13" style:font-size-asian="16pt" style:font-size-complex="16pt"/>
    </style:style>
    <style:style style:name="P27" style:family="paragraph" style:parent-style-name="Text_20_body">
      <style:text-properties officeooo:paragraph-rsid="0029117b"/>
    </style:style>
    <style:style style:name="T1" style:family="text">
      <style:text-properties style:text-position="super 58%" fo:font-size="16pt" officeooo:rsid="00196c72" style:font-size-asian="16pt" style:font-size-complex="16pt"/>
    </style:style>
    <style:style style:name="T2" style:family="text">
      <style:text-properties style:text-position="super 58%" fo:font-size="16pt" officeooo:rsid="0038b7f0" style:font-size-asian="16pt" style:font-size-complex="16pt"/>
    </style:style>
    <style:style style:name="T3" style:family="text">
      <style:text-properties style:text-position="super 58%" fo:font-size="16pt" officeooo:rsid="004bfbaa" style:font-size-asian="16pt" style:font-size-complex="16pt"/>
    </style:style>
    <style:style style:name="T4" style:family="text">
      <style:text-properties style:text-position="super 58%" fo:font-size="16pt" officeooo:rsid="00593643" style:font-size-asian="16pt" style:font-size-complex="16pt"/>
    </style:style>
    <style:style style:name="T5" style:family="text">
      <style:text-properties fo:font-size="16pt" style:font-size-asian="16pt" style:font-size-complex="16pt"/>
    </style:style>
    <style:style style:name="T6" style:family="text">
      <style:text-properties fo:font-size="16pt" officeooo:rsid="0019b24e" style:font-size-asian="16pt" style:font-size-complex="16pt"/>
    </style:style>
    <style:style style:name="T7" style:family="text">
      <style:text-properties fo:font-size="16pt" officeooo:rsid="00196c72" style:font-size-asian="16pt" style:font-size-complex="16pt"/>
    </style:style>
    <style:style style:name="T8" style:family="text">
      <style:text-properties fo:font-size="16pt" officeooo:rsid="0020b028" style:font-size-asian="16pt" style:font-size-complex="16pt"/>
    </style:style>
    <style:style style:name="T9" style:family="text">
      <style:text-properties fo:font-size="16pt" officeooo:rsid="0021fe17" style:font-size-asian="16pt" style:font-size-complex="16pt"/>
    </style:style>
    <style:style style:name="T10" style:family="text">
      <style:text-properties fo:font-size="16pt" officeooo:rsid="00221c35" style:font-size-asian="16pt" style:font-size-complex="16pt"/>
    </style:style>
    <style:style style:name="T11" style:family="text">
      <style:text-properties fo:font-size="16pt" officeooo:rsid="00238e67" style:font-size-asian="16pt" style:font-size-complex="16pt"/>
    </style:style>
    <style:style style:name="T12" style:family="text">
      <style:text-properties fo:font-size="16pt" officeooo:rsid="002510ef" style:font-size-asian="16pt" style:font-size-complex="16pt"/>
    </style:style>
    <style:style style:name="T13" style:family="text">
      <style:text-properties fo:font-size="16pt" officeooo:rsid="0025f3d6" style:font-size-asian="16pt" style:font-size-complex="16pt"/>
    </style:style>
    <style:style style:name="T14" style:family="text">
      <style:text-properties fo:font-size="16pt" officeooo:rsid="0029117b" style:font-size-asian="16pt" style:font-size-complex="16pt"/>
    </style:style>
    <style:style style:name="T15" style:family="text">
      <style:text-properties fo:font-size="16pt" officeooo:rsid="001a3f67" style:font-size-asian="16pt" style:font-size-complex="16pt"/>
    </style:style>
    <style:style style:name="T16" style:family="text">
      <style:text-properties fo:font-size="16pt" officeooo:rsid="0029514c" style:font-size-asian="16pt" style:font-size-complex="16pt"/>
    </style:style>
    <style:style style:name="T17" style:family="text">
      <style:text-properties fo:font-size="16pt" officeooo:rsid="0029b5c3" style:font-size-asian="16pt" style:font-size-complex="16pt"/>
    </style:style>
    <style:style style:name="T18" style:family="text">
      <style:text-properties fo:font-size="16pt" officeooo:rsid="002a7939" style:font-size-asian="16pt" style:font-size-complex="16pt"/>
    </style:style>
    <style:style style:name="T19" style:family="text">
      <style:text-properties fo:font-size="16pt" officeooo:rsid="002b0ee5" style:font-size-asian="16pt" style:font-size-complex="16pt"/>
    </style:style>
    <style:style style:name="T20" style:family="text">
      <style:text-properties fo:font-size="16pt" officeooo:rsid="003064d5" style:font-size-asian="16pt" style:font-size-complex="16pt"/>
    </style:style>
    <style:style style:name="T21" style:family="text">
      <style:text-properties fo:font-size="16pt" officeooo:rsid="003118a7" style:font-size-asian="16pt" style:font-size-complex="16pt"/>
    </style:style>
    <style:style style:name="T22" style:family="text">
      <style:text-properties fo:font-size="16pt" officeooo:rsid="0034100a" style:font-size-asian="16pt" style:font-size-complex="16pt"/>
    </style:style>
    <style:style style:name="T23" style:family="text">
      <style:text-properties fo:font-size="16pt" officeooo:rsid="00350245" style:font-size-asian="16pt" style:font-size-complex="16pt"/>
    </style:style>
    <style:style style:name="T24" style:family="text">
      <style:text-properties fo:font-size="16pt" officeooo:rsid="0036dee8" style:font-size-asian="16pt" style:font-size-complex="16pt"/>
    </style:style>
    <style:style style:name="T25" style:family="text">
      <style:text-properties fo:font-size="16pt" officeooo:rsid="0038b7f0" style:font-size-asian="16pt" style:font-size-complex="16pt"/>
    </style:style>
    <style:style style:name="T26" style:family="text">
      <style:text-properties fo:font-size="16pt" officeooo:rsid="0038f97b" style:font-size-asian="16pt" style:font-size-complex="16pt"/>
    </style:style>
    <style:style style:name="T27" style:family="text">
      <style:text-properties fo:font-size="16pt" officeooo:rsid="003ac6eb" style:font-size-asian="16pt" style:font-size-complex="16pt"/>
    </style:style>
    <style:style style:name="T28" style:family="text">
      <style:text-properties fo:font-size="16pt" officeooo:rsid="003d845a" style:font-size-asian="16pt" style:font-size-complex="16pt"/>
    </style:style>
    <style:style style:name="T29" style:family="text">
      <style:text-properties fo:font-size="16pt" officeooo:rsid="003df3b5" style:font-size-asian="16pt" style:font-size-complex="16pt"/>
    </style:style>
    <style:style style:name="T30" style:family="text">
      <style:text-properties fo:font-size="16pt" officeooo:rsid="00415d69" style:font-size-asian="16pt" style:font-size-complex="16pt"/>
    </style:style>
    <style:style style:name="T31" style:family="text">
      <style:text-properties fo:font-size="16pt" officeooo:rsid="0042e6e3" style:font-size-asian="16pt" style:font-size-complex="16pt"/>
    </style:style>
    <style:style style:name="T32" style:family="text">
      <style:text-properties fo:font-size="16pt" officeooo:rsid="0043d387" style:font-size-asian="16pt" style:font-size-complex="16pt"/>
    </style:style>
    <style:style style:name="T33" style:family="text">
      <style:text-properties fo:font-size="16pt" officeooo:rsid="0045c5c8" style:font-size-asian="16pt" style:font-size-complex="16pt"/>
    </style:style>
    <style:style style:name="T34" style:family="text">
      <style:text-properties fo:font-size="16pt" officeooo:rsid="0045d756" style:font-size-asian="16pt" style:font-size-complex="16pt"/>
    </style:style>
    <style:style style:name="T35" style:family="text">
      <style:text-properties fo:font-size="16pt" officeooo:rsid="00427da2" style:font-size-asian="16pt" style:font-size-complex="16pt"/>
    </style:style>
    <style:style style:name="T36" style:family="text">
      <style:text-properties fo:font-size="16pt" officeooo:rsid="0047d5c5" style:font-size-asian="16pt" style:font-size-complex="16pt"/>
    </style:style>
    <style:style style:name="T37" style:family="text">
      <style:text-properties fo:font-size="16pt" officeooo:rsid="0049224a" style:font-size-asian="16pt" style:font-size-complex="16pt"/>
    </style:style>
    <style:style style:name="T38" style:family="text">
      <style:text-properties fo:font-size="16pt" officeooo:rsid="0049ccf2" style:font-size-asian="16pt" style:font-size-complex="16pt"/>
    </style:style>
    <style:style style:name="T39" style:family="text">
      <style:text-properties fo:font-size="16pt" officeooo:rsid="004b51ca" style:font-size-asian="16pt" style:font-size-complex="16pt"/>
    </style:style>
    <style:style style:name="T40" style:family="text">
      <style:text-properties fo:font-size="16pt" officeooo:rsid="004bfbaa" style:font-size-asian="16pt" style:font-size-complex="16pt"/>
    </style:style>
    <style:style style:name="T41" style:family="text">
      <style:text-properties fo:font-size="16pt" officeooo:rsid="003121dc" style:font-size-asian="16pt" style:font-size-complex="16pt"/>
    </style:style>
    <style:style style:name="T42" style:family="text">
      <style:text-properties fo:font-size="16pt" officeooo:rsid="004c9ddc" style:font-size-asian="16pt" style:font-size-complex="16pt"/>
    </style:style>
    <style:style style:name="T43" style:family="text">
      <style:text-properties fo:font-size="16pt" officeooo:rsid="004d7ff6" style:font-size-asian="16pt" style:font-size-complex="16pt"/>
    </style:style>
    <style:style style:name="T44" style:family="text">
      <style:text-properties fo:font-size="16pt" officeooo:rsid="0050ee87" style:font-size-asian="16pt" style:font-size-complex="16pt"/>
    </style:style>
    <style:style style:name="T45" style:family="text">
      <style:text-properties fo:font-size="16pt" officeooo:rsid="003c6955" style:font-size-asian="16pt" style:font-size-complex="16pt"/>
    </style:style>
    <style:style style:name="T46" style:family="text">
      <style:text-properties fo:font-size="16pt" officeooo:rsid="0051aa82" style:font-size-asian="16pt" style:font-size-complex="16pt"/>
    </style:style>
    <style:style style:name="T47" style:family="text">
      <style:text-properties fo:font-size="16pt" officeooo:rsid="00562e45" style:font-size-asian="16pt" style:font-size-complex="16pt"/>
    </style:style>
    <style:style style:name="T48" style:family="text">
      <style:text-properties fo:font-size="16pt" officeooo:rsid="0058279f" style:font-size-asian="16pt" style:font-size-complex="16pt"/>
    </style:style>
    <style:style style:name="T49" style:family="text">
      <style:text-properties fo:font-size="16pt" officeooo:rsid="00588d8d" style:font-size-asian="16pt" style:font-size-complex="16pt"/>
    </style:style>
    <style:style style:name="T50" style:family="text">
      <style:text-properties fo:font-size="16pt" officeooo:rsid="00593643" style:font-size-asian="16pt" style:font-size-complex="16pt"/>
    </style:style>
    <style:style style:name="T51" style:family="text">
      <style:text-properties fo:font-size="16pt" officeooo:rsid="005a32cb" style:font-size-asian="16pt" style:font-size-complex="16pt"/>
    </style:style>
    <style:style style:name="T52" style:family="text">
      <style:text-properties fo:font-size="16pt" officeooo:rsid="005c1e13" style:font-size-asian="16pt" style:font-size-complex="16pt"/>
    </style:style>
    <style:style style:name="T53" style:family="text">
      <style:text-properties fo:font-size="16pt" officeooo:rsid="005c9ac0" style:font-size-asian="16pt" style:font-size-complex="16pt"/>
    </style:style>
    <style:style style:name="T54" style:family="text">
      <style:text-properties fo:font-size="16pt" officeooo:rsid="005f25a4" style:font-size-asian="16pt" style:font-size-complex="16pt"/>
    </style:style>
    <style:style style:name="T55" style:family="text">
      <style:text-properties fo:font-size="16pt" fo:font-style="italic" officeooo:rsid="004d7ff6" style:font-size-asian="16pt" style:font-style-asian="italic" style:font-size-complex="16pt" style:font-style-complex="italic"/>
    </style:style>
    <style:style style:name="T56" style:family="text">
      <style:text-properties fo:font-size="16pt" fo:font-style="italic" officeooo:rsid="0045d756" style:font-size-asian="16pt" style:font-style-asian="italic" style:font-size-complex="16pt" style:font-style-complex="italic"/>
    </style:style>
    <style:style style:name="T57" style:family="text">
      <style:text-properties fo:font-size="16pt" fo:font-style="normal" style:font-size-asian="16pt" style:font-style-asian="normal" style:font-size-complex="16pt" style:font-style-complex="normal"/>
    </style:style>
    <style:style style:name="T58" style:family="text">
      <style:text-properties fo:font-size="16pt" fo:font-style="normal" officeooo:rsid="003df3b5" style:font-size-asian="16pt" style:font-style-asian="normal" style:font-size-complex="16pt" style:font-style-complex="normal"/>
    </style:style>
    <style:style style:name="T59" style:family="text">
      <style:text-properties fo:font-size="16pt" fo:font-style="normal" officeooo:rsid="003df6ec" style:font-size-asian="16pt" style:font-style-asian="normal" style:font-size-complex="16pt" style:font-style-complex="normal"/>
    </style:style>
    <style:style style:name="T60" style:family="text">
      <style:text-properties fo:font-size="16pt" fo:font-style="normal" officeooo:rsid="00415d69" style:font-size-asian="16pt" style:font-style-asian="normal" style:font-size-complex="16pt" style:font-style-complex="normal"/>
    </style:style>
    <style:style style:name="T61" style:family="text">
      <style:text-properties fo:font-size="16pt" fo:font-style="normal" officeooo:rsid="004d7ff6" style:font-size-asian="16pt" style:font-style-asian="normal" style:font-size-complex="16pt" style:font-style-complex="normal"/>
    </style:style>
    <style:style style:name="T62" style:family="text">
      <style:text-properties fo:font-size="16pt" fo:font-style="normal" officeooo:rsid="00539c7e" style:font-size-asian="16pt" style:font-style-asian="normal" style:font-size-complex="16pt" style:font-style-complex="normal"/>
    </style:style>
    <style:style style:name="T63" style:family="text">
      <style:text-properties fo:font-size="16pt" fo:font-style="normal" officeooo:rsid="0054c36e" style:font-size-asian="16pt" style:font-style-asian="normal" style:font-size-complex="16pt" style:font-style-complex="normal"/>
    </style:style>
    <style:style style:name="T64" style:family="text">
      <style:text-properties fo:font-size="16pt" fo:font-style="normal" officeooo:rsid="00550937" style:font-size-asian="16pt" style:font-style-asian="normal" style:font-size-complex="16pt" style:font-style-complex="normal"/>
    </style:style>
    <style:style style:name="T65" style:family="text">
      <style:text-properties fo:font-size="16pt" fo:font-style="normal" officeooo:rsid="005a32cb" style:font-size-asian="16pt" style:font-style-asian="normal" style:font-size-complex="16pt" style:font-style-complex="normal"/>
    </style:style>
    <style:style style:name="T66" style:family="text">
      <style:text-properties fo:font-size="16pt" fo:font-style="normal" officeooo:rsid="0051aa82" style:font-size-asian="16pt" style:font-style-asian="normal" style:font-size-complex="16pt" style:font-style-complex="normal"/>
    </style:style>
    <style:style style:name="T67" style:family="text">
      <style:text-properties fo:font-size="16pt" fo:font-style="normal" officeooo:rsid="005d9685" style:font-size-asian="16pt" style:font-style-asian="normal" style:font-size-complex="16pt" style:font-style-complex="normal"/>
    </style:style>
    <style:style style:name="T68" style:family="text">
      <style:text-properties fo:font-size="16pt" style:text-underline-style="solid" style:text-underline-width="auto" style:text-underline-color="font-color" officeooo:rsid="00588d8d" style:font-size-asian="16pt" style:font-size-complex="16pt"/>
    </style:style>
    <style:style style:name="T69" style:family="text">
      <style:text-properties fo:font-size="16pt" fo:font-weight="bold" officeooo:rsid="0034100a" style:font-size-asian="16pt" style:font-weight-asian="bold" style:font-size-complex="16pt" style:font-weight-complex="bold"/>
    </style:style>
    <style:style style:name="T70" style:family="text">
      <style:text-properties fo:font-size="16pt" fo:font-weight="bold" officeooo:rsid="0036dee8" style:font-size-asian="16pt" style:font-weight-asian="bold" style:font-size-complex="16pt" style:font-weight-complex="bold"/>
    </style:style>
    <style:style style:name="T71" style:family="text">
      <style:text-properties fo:font-size="16pt" fo:font-weight="bold" officeooo:rsid="0038b7f0" style:font-size-asian="16pt" style:font-weight-asian="bold" style:font-size-complex="16pt" style:font-weight-complex="bold"/>
    </style:style>
    <style:style style:name="T72" style:family="text">
      <style:text-properties fo:font-size="16pt" fo:font-weight="bold" officeooo:rsid="0038f97b" style:font-size-asian="16pt" style:font-weight-asian="bold" style:font-size-complex="16pt" style:font-weight-complex="bold"/>
    </style:style>
    <style:style style:name="T73" style:family="text">
      <style:text-properties fo:font-size="16pt" fo:font-weight="bold" officeooo:rsid="003ac6eb" style:font-size-asian="16pt" style:font-weight-asian="bold" style:font-size-complex="16pt" style:font-weight-complex="bold"/>
    </style:style>
    <style:style style:name="T74" style:family="text">
      <style:text-properties fo:font-size="16pt" fo:font-weight="bold" officeooo:rsid="003c6955" style:font-size-asian="16pt" style:font-weight-asian="bold" style:font-size-complex="16pt" style:font-weight-complex="bold"/>
    </style:style>
    <style:style style:name="T75" style:family="text">
      <style:text-properties officeooo:rsid="002a7939"/>
    </style:style>
    <style:style style:name="T76" style:family="text">
      <style:text-properties officeooo:rsid="002b0ee5"/>
    </style:style>
    <style:style style:name="T77" style:family="text">
      <style:text-properties style:text-position="sub 58%" fo:font-size="16pt" fo:font-weight="bold" officeooo:rsid="00350245" style:font-size-asian="16pt" style:font-weight-asian="bold" style:font-size-complex="16pt" style:font-weight-complex="bold"/>
    </style:style>
    <style:style style:name="T78" style:family="text">
      <style:text-properties officeooo:rsid="005c9ac0"/>
    </style:style>
    <style:style style:name="T79" style:family="text">
      <style:text-properties officeooo:rsid="005f25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text:span text:style-name="T11">A c</text:span><text:span text:style-name="T5">ouple of years <text:s/>ago I spent some time trying to determine which of the t</text:span><text:span text:style-name="T11">i</text:span><text:span text:style-name="T5">tles in </text:span><text:span text:style-name="T11">the wonderful “At the Circulating Library” (ATCL) </text:span><text:span text:style-name="T5"><text:s/>data</text:span><text:span text:style-name="T11">base were freely available online in digital form</text:span><text:span text:style-name="T5">. This was for largely pragmatic reasons to do with building the ELTeC English language collection: </text:span><text:span text:style-name="T52">other</text:span><text:span text:style-name="T5"> blog entries describe the method I used and some preliminary results. </text:span><text:span text:style-name="T11">It’s not as easy as you might suppose to </text:span><text:span text:style-name="T14">download</text:span><text:span text:style-name="T11"> reliable catalogue information </text:span><text:span text:style-name="T14">from</text:span><text:span text:style-name="T11"> most digital </text:span><text:span text:style-name="T14">librar</text:span><text:span text:style-name="T11">ies, nor is it always </text:span><text:span text:style-name="T48"><text:s/>readily tractable</text:span><text:span text:style-name="T11"> <text:s/>when you do. After some experimentation, I hit on the idea of creating a magic key, a kind of fingerprint, derived from the title and author name as specified, which could then be matched against keys in the same format derived from ATCL entries. <text:s/></text:span></text:p>
      <text:p text:style-name="P2"><text:span text:style-name="T12">More recently, it occurred to me that t</text:span><text:span text:style-name="T11">his </text:span><text:span text:style-name="T5">data </text:span><text:span text:style-name="T13"><text:s/></text:span><text:span text:style-name="T5">also provide</text:span><text:span text:style-name="T11">s</text:span><text:span text:style-name="T5"> some interesting figures to contribute to current debates about digitization priorities. Exactly why some titles make it to Project Gutenberg, or the HathiTrust, </text:span><text:span text:style-name="T6">o</text:span><text:span text:style-name="T5">r the Internet Archive and others don’t is <text:s/>not a question to which simple u</text:span><text:span text:style-name="T7">n</text:span><text:span text:style-name="T5">-nuanced answers are likely or even (maybe) possible, </text:span><text:span text:style-name="T48">but we should still ask them</text:span><text:span text:style-name="T5">. </text:span><text:span text:style-name="T9">T</text:span><text:span text:style-name="T8">hose responsible for the digi</text:span><text:span text:style-name="T13">ti</text:span><text:span text:style-name="T8">zation efforts of major libraries </text:span><text:span text:style-name="T13">are <text:s/>a </text:span><text:span text:style-name="T8"><text:s/>little coy about </text:span><text:span text:style-name="T13">the principles on which books are chosen for digitization, or even whether </text:span><text:span text:style-name="T8">they actually have explicit selection policies, <text:s/></text:span><text:span text:style-name="T9">for </text:span><text:span text:style-name="T8">s</text:span><text:span text:style-name="T9">ome reason</text:span><text:span text:style-name="T8">. I assume that there is a difficult tightrope walk between on the one hand <text:s/>practical but purely adventitious <text:s/>matters such as the relative locations of volume and scanner, the size </text:span><text:span text:style-name="T48">and state </text:span><text:span text:style-name="T8">of the volume, the time of day, the temp</text:span><text:span text:style-name="T11">era</text:span><text:span text:style-name="T8">m</text:span><text:span text:style-name="T9">ent</text:span><text:span text:style-name="T8"> of the scanner operator etc.) <text:s/>and on the other principled <text:s/>criteria aiming to ensure a balance of say titles by female and ma</text:span><text:span text:style-name="T48">l</text:span><text:span text:style-name="T8">e authors, or high and low brow, date of production, longevity of readership, and so on. <text:s/></text:span><text:span text:style-name="T9">I</text:span><text:span text:style-name="T5">t would be surprising if </text:span><text:span text:style-name="T7">the choices were completely unrelated to characteristics of the <text:s/>population being sampled, </text:span><text:span text:style-name="T9">or totally failed to reflect the cultural priorities of the scanning operation; </text:span><text:span text:style-name="T10">t</text:span><text:span text:style-name="T9">he same uncertainties apply, of course, to the collection being sampled for digitization itself. <text:s/></text:span></text:p>
      <text:p text:style-name="P1"><text:soft-page-break/><text:span text:style-name="T7"><text:s/>An</text:span><text:span text:style-name="T10">yway, I recently read an interesting</text:span><text:span text:style-name="T7"> article by </text:span><text:span text:style-name="T49">Allen </text:span><text:span text:style-name="T7">Riddell and </text:span><text:span text:style-name="T49">Troy </text:span><text:span text:style-name="T7">Basset </text:span><text:span text:style-name="T49">(“What library digitization leaves out” </text:span><text:a xlink:type="simple" xlink:href="https://arxiv.org/abs/2009.00513" text:style-name="Internet_20_link" text:visited-style-name="Visited_20_Internet_20_Link"><text:span text:style-name="T49">https://arxiv.org/abs/2009.00513</text:span></text:a><text:span text:style-name="T49">)_ </text:span><text:span text:style-name="T10">which report</text:span><text:span text:style-name="T7">s <text:s/>that </text:span><text:span text:style-name="T10">in the data they looked at – the </text:span><text:span text:style-name="T11">c</text:span><text:span text:style-name="T10">omparatively small sample of surviving English novels published in 1836 and 183</text:span><text:span text:style-name="T49">8</text:span><text:span text:style-name="T10"> – </text:span><text:span text:style-name="T7"><text:s/></text:span><text:span text:style-name="T10">short books, and books with </text:span><text:span text:style-name="T7">male authors are disproportionately more likely to be digitized. I </text:span><text:span text:style-name="T13">naturally </text:span><text:span text:style-name="T7">wondered whether this </text:span><text:span text:style-name="T49">applies</text:span><text:span text:style-name="T7"> equally well across the whole of the 19</text:span><text:span text:style-name="T1">th</text:span><text:span text:style-name="T7"> century. </text:span></text:p>
      <text:p text:style-name="P27"><text:span text:style-name="T14">Which is what led me to revisit my efforts of two years ago. But first, here </text:span><text:span text:style-name="T18">are the results</text:span><text:span text:style-name="T14">.</text:span></text:p>
      <text:p text:style-name="P10"><text:span text:style-name="T14">46</text:span><text:span text:style-name="T6">% of all </text:span><text:span text:style-name="T14">19,912</text:span><text:span text:style-name="T6"> titles </text:span><text:span text:style-name="T49">currently</text:span><text:span text:style-name="T6"> listed in </text:span><text:span text:style-name="T14">the ATCL </text:span><text:span text:style-name="T6">database have at least one digital surrogate. </text:span><text:span text:style-name="T15">44% of the </text:span><text:span text:style-name="T16">9152</text:span><text:span text:style-name="T15"> <text:s/>titles with </text:span><text:span text:style-name="T19">identifiably </text:span><text:span text:style-name="T15">male authors have at least one digital surrogate; </text:span><text:span text:style-name="T16">38% of the 9809 titles with </text:span><text:span text:style-name="T19">identifiably </text:span><text:span text:style-name="T16">female authors have at least one. </text:span><text:span text:style-name="T15"><text:s text:c="2"/></text:span><text:span text:style-name="T52">Those counts of course derive from the whole period covered by ATCL, from 1800 to 1900, so I also recalculated them for each decade, </text:span><text:span text:style-name="T53">only to find that t</text:span><text:span text:style-name="T15">he proportions </text:span><text:span text:style-name="T16">and th</text:span><text:span text:style-name="T52">e</text:span><text:span text:style-name="T53">ir</text:span><text:span text:style-name="T52"> <text:s/></text:span><text:span text:style-name="T16">imbalance </text:span><text:span text:style-name="T15">remain </text:span><text:span text:style-name="T16">fairly</text:span><text:span text:style-name="T15"> consistent across the cen</text:span><text:span text:style-name="T16">t</text:span><text:span text:style-name="T15">ury. </text:span><text:span text:style-name="T16"><text:s/>And this despite huge changes in the numbers: for the last decade of the century ATCL lists nearly 6000 titles, a six-fold increase on </text:span><text:span text:style-name="T19">(for example) </text:span><text:span text:style-name="T16">the f</text:span><text:span text:style-name="T19">ourth</text:span><text:span text:style-name="T16"> decade. What percentage of those titles were digitized? In both decades, 57%. <text:s/>And what proportion of those digitized titles were male-authored ? In both decades, 62%. <text:s/></text:span><text:span text:style-name="T53">T</text:span><text:span text:style-name="T17">here is </text:span><text:span text:style-name="T53">some </text:span><text:span text:style-name="T17">variability </text:span><text:span text:style-name="T53">across the decades</text:span><text:span text:style-name="T17">, but the basic picture remains the same: male authored titles vary between 50 and 60 % ; female hover around 40, with a low of 34% in the 1890s, and a high of 49 in the 18</text:span><text:span text:style-name="T19">3</text:span><text:span text:style-name="T17">0s. <text:s/></text:span></text:p>
      <text:p text:style-name="P10"><text:span text:style-name="T17"/></text:p>
      <text:p text:style-name="P10"><text:span text:style-name="T20">One possible explanation might be that titles with unknown or unsexable authorship (e.g. the ubiquitous “Anonymous”) are more likely to have been female, but even were this the case (after all, why should we not equally well hypothesize that male authors might be bashful </text:span><text:span text:style-name="T21">or crave secrecy</text:span><text:span text:style-name="T20">?), </text:span><text:span text:style-name="T21">the proportions for books </text:span><text:span text:style-name="T49">ostensib</text:span><text:span text:style-name="T21">ly male-authored with respect to books </text:span><text:span text:style-name="T49">ostensib</text:span><text:span text:style-name="T21">ly not male-authored <text:s/>(i.e. those classed as either F or U by ATCL) remain stubbornly higher than the proportions for books definitely not male-authored. </text:span><text:span text:style-name="T20"><text:s/></text:span><text:span text:style-name="T49">And indeed, the same </text:span><text:span text:style-name="T68">mutatis mutandis</text:span><text:span text:style-name="T49"> is true for the ostensibly-female to ostensibly-not-female ratio.</text:span></text:p>
      <text:p text:style-name="P6"><text:span text:style-name="T17"/></text:p>
      <text:p text:style-name="P7"><text:span text:style-name="T17">H</text:span><text:span text:style-name="T5">ere’s a table showing the results in full:</text:span></text:p>
      <text:p text:style-name="P7"><text:span text:style-name="T5"/></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C"/>
        <table:table-column table:style-name="Table1.J"/>
        <table:table-column table:style-name="Table1.K"/>
        <table:table-column table:style-name="Table1.L"/>
        <table:table-column table:style-name="Table1.M"/>
        <table:table-column table:style-name="Table1.N"/>
        <text:soft-page-break/>
        <table:table-row table:style-name="Table1.1">
          <table:table-cell table:style-name="Table1.A1" office:value-type="string">
            <text:p text:style-name="P8">Upto</text:p>
          </table:table-cell>
          <table:table-cell table:style-name="Table1.A1" office:value-type="string">
            <text:p text:style-name="P8"><text:s/>A</text:p>
          </table:table-cell>
          <table:table-cell table:style-name="Table1.A1" office:value-type="string">
            <text:p text:style-name="P8">A-dig</text:p>
          </table:table-cell>
          <table:table-cell table:style-name="Table1.A1" office:value-type="string">
            <text:p text:style-name="P8"><text:s/>(%)</text:p>
          </table:table-cell>
          <table:table-cell table:style-name="Table1.A1" office:value-type="string">
            <text:p text:style-name="P8"><text:s/>M</text:p>
          </table:table-cell>
          <table:table-cell table:style-name="Table1.A1" office:value-type="string">
            <text:p text:style-name="P8"><text:s/>M-dig</text:p>
          </table:table-cell>
          <table:table-cell table:style-name="Table1.A1" office:value-type="string">
            <text:p text:style-name="P8">(% <text:span text:style-name="T75">M</text:span>A-dig)</text:p>
          </table:table-cell>
          <table:table-cell table:style-name="Table1.A1" office:value-type="string">
            <text:p text:style-name="P9"><text:s/>(%-M)</text:p>
          </table:table-cell>
          <table:table-cell table:style-name="Table1.A1" office:value-type="string">
            <text:p text:style-name="P8"><text:s/>F</text:p>
          </table:table-cell>
          <table:table-cell table:style-name="Table1.A1" office:value-type="string">
            <text:p text:style-name="P8"><text:s/>F-dig</text:p>
          </table:table-cell>
          <table:table-cell table:style-name="Table1.A1" office:value-type="string">
            <text:p text:style-name="P9"><text:s/>(%)</text:p>
          </table:table-cell>
          <table:table-cell table:style-name="Table1.A1" office:value-type="string">
            <text:p text:style-name="P8">U</text:p>
          </table:table-cell>
          <table:table-cell table:style-name="Table1.A1" office:value-type="string">
            <text:p text:style-name="P8">U-dig</text:p>
          </table:table-cell>
          <table:table-cell table:style-name="Table1.A1" office:value-type="string">
            <text:p text:style-name="P3"/>
          </table:table-cell>
        </table:table-row>
        <table:table-row table:style-name="Table1.1">
          <table:table-cell table:style-name="Table1.A1" office:value-type="string">
            <text:p text:style-name="P3">- </text:p>
          </table:table-cell>
          <table:table-cell table:style-name="Table1.A1" office:value-type="string">
            <text:p text:style-name="P4">19912</text:p>
          </table:table-cell>
          <table:table-cell table:style-name="Table1.A1" office:value-type="string">
            <text:p text:style-name="P4">9099</text:p>
          </table:table-cell>
          <table:table-cell table:style-name="Table1.A1" office:value-type="string">
            <text:p text:style-name="P3">46%</text:p>
          </table:table-cell>
          <table:table-cell table:style-name="Table1.A1" office:value-type="string">
            <text:p text:style-name="P4">9152</text:p>
          </table:table-cell>
          <table:table-cell table:style-name="Table1.A1" office:value-type="string">
            <text:p text:style-name="P4">5221</text:p>
          </table:table-cell>
          <table:table-cell table:style-name="Table1.A1" office:value-type="string">
            <text:p text:style-name="P4">57.38%</text:p>
          </table:table-cell>
          <table:table-cell table:style-name="Table1.A1" office:value-type="string">
            <text:p text:style-name="P4">57%</text:p>
          </table:table-cell>
          <table:table-cell table:style-name="Table1.A1" office:value-type="string">
            <text:p text:style-name="P4">9809</text:p>
          </table:table-cell>
          <table:table-cell table:style-name="Table1.A1" office:value-type="string">
            <text:p text:style-name="P4">3718</text:p>
          </table:table-cell>
          <table:table-cell table:style-name="Table1.A1" office:value-type="string">
            <text:p text:style-name="P4">38% <text:s text:c="4"/></text:p>
          </table:table-cell>
          <table:table-cell table:style-name="Table1.A1" office:value-type="string">
            <text:p text:style-name="P4">951</text:p>
          </table:table-cell>
          <table:table-cell table:style-name="Table1.A1" office:value-type="string">
            <text:p text:style-name="P4">160</text:p>
          </table:table-cell>
          <table:table-cell table:style-name="Table1.A1" office:value-type="string">
            <text:p text:style-name="P4">16.82%</text:p>
          </table:table-cell>
        </table:table-row>
        <table:table-row table:style-name="Table1.1">
          <table:table-cell table:style-name="Table1.A1" office:value-type="string">
            <text:p text:style-name="P4">18<text:span text:style-name="T76">3</text:span>0<text:span text:style-name="T76">s</text:span></text:p>
          </table:table-cell>
          <table:table-cell table:style-name="Table1.A1" office:value-type="string">
            <text:p text:style-name="P4">482</text:p>
          </table:table-cell>
          <table:table-cell table:style-name="Table1.A1" office:value-type="string">
            <text:p text:style-name="P4">250</text:p>
          </table:table-cell>
          <table:table-cell table:style-name="Table1.A1" office:value-type="string">
            <text:p text:style-name="P3">53%</text:p>
          </table:table-cell>
          <table:table-cell table:style-name="Table1.A1" office:value-type="string">
            <text:p text:style-name="P4">256</text:p>
          </table:table-cell>
          <table:table-cell table:style-name="Table1.A1" office:value-type="string">
            <text:p text:style-name="P4">164</text:p>
          </table:table-cell>
          <table:table-cell table:style-name="Table1.A1" office:value-type="string">
            <text:p text:style-name="P4">65.60%</text:p>
          </table:table-cell>
          <table:table-cell table:style-name="Table1.A1" office:value-type="string">
            <text:p text:style-name="P4">62%</text:p>
          </table:table-cell>
          <table:table-cell table:style-name="Table1.A1" office:value-type="string">
            <text:p text:style-name="P4">174</text:p>
          </table:table-cell>
          <table:table-cell table:style-name="Table1.A1" office:value-type="string">
            <text:p text:style-name="P4">85</text:p>
          </table:table-cell>
          <table:table-cell table:style-name="Table1.A1" office:value-type="string">
            <text:p text:style-name="P4">49%</text:p>
          </table:table-cell>
          <table:table-cell table:style-name="Table1.A1" office:value-type="string">
            <text:p text:style-name="P4">52</text:p>
          </table:table-cell>
          <table:table-cell table:style-name="Table1.A1" office:value-type="string">
            <text:p text:style-name="P4">1</text:p>
          </table:table-cell>
          <table:table-cell table:style-name="Table1.A1" office:value-type="string">
            <text:p text:style-name="P4">1.92%</text:p>
          </table:table-cell>
        </table:table-row>
        <table:table-row table:style-name="Table1.1">
          <table:table-cell table:style-name="Table1.A1" office:value-type="string">
            <text:p text:style-name="P4">18<text:span text:style-name="T76">40s</text:span></text:p>
          </table:table-cell>
          <table:table-cell table:style-name="Table1.A1" office:value-type="string">
            <text:p text:style-name="P4">1037</text:p>
          </table:table-cell>
          <table:table-cell table:style-name="Table1.A1" office:value-type="string">
            <text:p text:style-name="P4">538</text:p>
          </table:table-cell>
          <table:table-cell table:style-name="Table1.A1" office:value-type="string">
            <text:p text:style-name="P3">57%</text:p>
          </table:table-cell>
          <table:table-cell table:style-name="Table1.A1" office:value-type="string">
            <text:p text:style-name="P4">543</text:p>
          </table:table-cell>
          <table:table-cell table:style-name="Table1.A1" office:value-type="string">
            <text:p text:style-name="P4">334</text:p>
          </table:table-cell>
          <table:table-cell table:style-name="Table1.A1" office:value-type="string">
            <text:p text:style-name="P4">62.08%</text:p>
          </table:table-cell>
          <table:table-cell table:style-name="Table1.A1" office:value-type="string">
            <text:p text:style-name="P4">56%</text:p>
          </table:table-cell>
          <table:table-cell table:style-name="Table1.A1" office:value-type="string">
            <text:p text:style-name="P4">422</text:p>
          </table:table-cell>
          <table:table-cell table:style-name="Table1.A1" office:value-type="string">
            <text:p text:style-name="P4">202</text:p>
          </table:table-cell>
          <table:table-cell table:style-name="Table1.A1" office:value-type="string">
            <text:p text:style-name="P4">48%</text:p>
          </table:table-cell>
          <table:table-cell table:style-name="Table1.A1" office:value-type="string">
            <text:p text:style-name="P4">72</text:p>
          </table:table-cell>
          <table:table-cell table:style-name="Table1.A1" office:value-type="string">
            <text:p text:style-name="P4">2</text:p>
          </table:table-cell>
          <table:table-cell table:style-name="Table1.A1" office:value-type="string">
            <text:p text:style-name="P4">2.78%</text:p>
          </table:table-cell>
        </table:table-row>
        <table:table-row table:style-name="Table1.1">
          <table:table-cell table:style-name="Table1.A1" office:value-type="string">
            <text:p text:style-name="P4">18<text:span text:style-name="T76">50s</text:span></text:p>
          </table:table-cell>
          <table:table-cell table:style-name="Table1.A1" office:value-type="string">
            <text:p text:style-name="P4">1483</text:p>
          </table:table-cell>
          <table:table-cell table:style-name="Table1.A1" office:value-type="string">
            <text:p text:style-name="P4">718</text:p>
          </table:table-cell>
          <table:table-cell table:style-name="Table1.A1" office:value-type="string">
            <text:p text:style-name="P3">53%</text:p>
          </table:table-cell>
          <table:table-cell table:style-name="Table1.A1" office:value-type="string">
            <text:p text:style-name="P4">595</text:p>
          </table:table-cell>
          <table:table-cell table:style-name="Table1.A1" office:value-type="string">
            <text:p text:style-name="P4">347</text:p>
          </table:table-cell>
          <table:table-cell table:style-name="Table1.A1" office:value-type="string">
            <text:p text:style-name="P4">48.33%</text:p>
          </table:table-cell>
          <table:table-cell table:style-name="Table1.A1" office:value-type="string">
            <text:p text:style-name="P4">53%</text:p>
          </table:table-cell>
          <table:table-cell table:style-name="Table1.A1" office:value-type="string">
            <text:p text:style-name="P4">778</text:p>
          </table:table-cell>
          <table:table-cell table:style-name="Table1.A1" office:value-type="string">
            <text:p text:style-name="P4">358</text:p>
          </table:table-cell>
          <table:table-cell table:style-name="Table1.A1" office:value-type="string">
            <text:p text:style-name="P4">46%</text:p>
          </table:table-cell>
          <table:table-cell table:style-name="Table1.A1" office:value-type="string">
            <text:p text:style-name="P4">110</text:p>
          </table:table-cell>
          <table:table-cell table:style-name="Table1.A1" office:value-type="string">
            <text:p text:style-name="P4">13</text:p>
          </table:table-cell>
          <table:table-cell table:style-name="Table1.A1" office:value-type="string">
            <text:p text:style-name="P4">11.82%</text:p>
          </table:table-cell>
        </table:table-row>
        <table:table-row table:style-name="Table1.1">
          <table:table-cell table:style-name="Table1.A1" office:value-type="string">
            <text:p text:style-name="P4">18<text:span text:style-name="T76">60s</text:span></text:p>
          </table:table-cell>
          <table:table-cell table:style-name="Table1.A1" office:value-type="string">
            <text:p text:style-name="P4">2341</text:p>
          </table:table-cell>
          <table:table-cell table:style-name="Table1.A1" office:value-type="string">
            <text:p text:style-name="P4">1015</text:p>
          </table:table-cell>
          <table:table-cell table:style-name="Table1.A1" office:value-type="string">
            <text:p text:style-name="P3">48%</text:p>
          </table:table-cell>
          <table:table-cell table:style-name="Table1.A1" office:value-type="string">
            <text:p text:style-name="P4">1019</text:p>
          </table:table-cell>
          <table:table-cell table:style-name="Table1.A1" office:value-type="string">
            <text:p text:style-name="P4">540</text:p>
          </table:table-cell>
          <table:table-cell table:style-name="Table1.A1" office:value-type="string">
            <text:p text:style-name="P4">53.20%</text:p>
          </table:table-cell>
          <table:table-cell table:style-name="Table1.A1" office:value-type="string">
            <text:p text:style-name="P4">49%</text:p>
          </table:table-cell>
          <table:table-cell table:style-name="Table1.A1" office:value-type="string">
            <text:p text:style-name="P4">1093</text:p>
          </table:table-cell>
          <table:table-cell table:style-name="Table1.A1" office:value-type="string">
            <text:p text:style-name="P4">456</text:p>
          </table:table-cell>
          <table:table-cell table:style-name="Table1.A1" office:value-type="string">
            <text:p text:style-name="P4">42%</text:p>
          </table:table-cell>
          <table:table-cell table:style-name="Table1.A1" office:value-type="string">
            <text:p text:style-name="P4">229</text:p>
          </table:table-cell>
          <table:table-cell table:style-name="Table1.A1" office:value-type="string">
            <text:p text:style-name="P4">19</text:p>
          </table:table-cell>
          <table:table-cell table:style-name="Table1.A1" office:value-type="string">
            <text:p text:style-name="P4">8.30%</text:p>
          </table:table-cell>
        </table:table-row>
        <table:table-row table:style-name="Table1.1">
          <table:table-cell table:style-name="Table1.A1" office:value-type="string">
            <text:p text:style-name="P4">18<text:span text:style-name="T76">70s</text:span></text:p>
          </table:table-cell>
          <table:table-cell table:style-name="Table1.A1" office:value-type="string">
            <text:p text:style-name="P4">2866</text:p>
          </table:table-cell>
          <table:table-cell table:style-name="Table1.A1" office:value-type="string">
            <text:p text:style-name="P4">1300</text:p>
          </table:table-cell>
          <table:table-cell table:style-name="Table1.A1" office:value-type="string">
            <text:p text:style-name="P3">51%</text:p>
          </table:table-cell>
          <table:table-cell table:style-name="Table1.A1" office:value-type="string">
            <text:p text:style-name="P4">1189</text:p>
          </table:table-cell>
          <table:table-cell table:style-name="Table1.A1" office:value-type="string">
            <text:p text:style-name="P4">642</text:p>
          </table:table-cell>
          <table:table-cell table:style-name="Table1.A1" office:value-type="string">
            <text:p text:style-name="P4">49.38%</text:p>
          </table:table-cell>
          <table:table-cell table:style-name="Table1.A1" office:value-type="string">
            <text:p text:style-name="P4">49%</text:p>
          </table:table-cell>
          <table:table-cell table:style-name="Table1.A1" office:value-type="string">
            <text:p text:style-name="P4">1514</text:p>
          </table:table-cell>
          <table:table-cell table:style-name="Table1.A1" office:value-type="string">
            <text:p text:style-name="P4">633</text:p>
          </table:table-cell>
          <table:table-cell table:style-name="Table1.A1" office:value-type="string">
            <text:p text:style-name="P4">42%</text:p>
          </table:table-cell>
          <table:table-cell table:style-name="Table1.A1" office:value-type="string">
            <text:p text:style-name="P4">163</text:p>
          </table:table-cell>
          <table:table-cell table:style-name="Table1.A1" office:value-type="string">
            <text:p text:style-name="P4">25</text:p>
          </table:table-cell>
          <table:table-cell table:style-name="Table1.A1" office:value-type="string">
            <text:p text:style-name="P4">15.34%</text:p>
          </table:table-cell>
        </table:table-row>
        <table:table-row table:style-name="Table1.1">
          <table:table-cell table:style-name="Table1.A1" office:value-type="string">
            <text:p text:style-name="P4">18<text:span text:style-name="T76">80s</text:span></text:p>
          </table:table-cell>
          <table:table-cell table:style-name="Table1.A1" office:value-type="string">
            <text:p text:style-name="P4">4126</text:p>
          </table:table-cell>
          <table:table-cell table:style-name="Table1.A1" office:value-type="string">
            <text:p text:style-name="P4">1765</text:p>
          </table:table-cell>
          <table:table-cell table:style-name="Table1.A1" office:value-type="string">
            <text:p text:style-name="P3">47%</text:p>
          </table:table-cell>
          <table:table-cell table:style-name="Table1.A1" office:value-type="string">
            <text:p text:style-name="P4">1693</text:p>
          </table:table-cell>
          <table:table-cell table:style-name="Table1.A1" office:value-type="string">
            <text:p text:style-name="P4">945</text:p>
          </table:table-cell>
          <table:table-cell table:style-name="Table1.A1" office:value-type="string">
            <text:p text:style-name="P4">53.54%</text:p>
          </table:table-cell>
          <table:table-cell table:style-name="Table1.A1" office:value-type="string">
            <text:p text:style-name="P4">51%</text:p>
          </table:table-cell>
          <table:table-cell table:style-name="Table1.A1" office:value-type="string">
            <text:p text:style-name="P4">2287</text:p>
          </table:table-cell>
          <table:table-cell table:style-name="Table1.A1" office:value-type="string">
            <text:p text:style-name="P4">782</text:p>
          </table:table-cell>
          <table:table-cell table:style-name="Table1.A1" office:value-type="string">
            <text:p text:style-name="P4">34%</text:p>
          </table:table-cell>
          <table:table-cell table:style-name="Table1.A1" office:value-type="string">
            <text:p text:style-name="P4">146</text:p>
          </table:table-cell>
          <table:table-cell table:style-name="Table1.A1" office:value-type="string">
            <text:p text:style-name="P4">38</text:p>
          </table:table-cell>
          <table:table-cell table:style-name="Table1.A1" office:value-type="string">
            <text:p text:style-name="P4">26.03%</text:p>
          </table:table-cell>
        </table:table-row>
        <table:table-row table:style-name="Table1.1">
          <table:table-cell table:style-name="Table1.A1" office:value-type="string">
            <text:p text:style-name="P4">1<text:span text:style-name="T76">890s</text:span></text:p>
          </table:table-cell>
          <table:table-cell table:style-name="Table1.A1" office:value-type="string">
            <text:p text:style-name="P4">5979</text:p>
          </table:table-cell>
          <table:table-cell table:style-name="Table1.A1" office:value-type="string">
            <text:p text:style-name="P4">3092</text:p>
          </table:table-cell>
          <table:table-cell table:style-name="Table1.A1" office:value-type="string">
            <text:p text:style-name="P3">57%</text:p>
          </table:table-cell>
          <table:table-cell table:style-name="Table1.A1" office:value-type="string">
            <text:p text:style-name="P4">2995</text:p>
          </table:table-cell>
          <table:table-cell table:style-name="Table1.A1" office:value-type="string">
            <text:p text:style-name="P4">1929</text:p>
          </table:table-cell>
          <table:table-cell table:style-name="Table1.A1" office:value-type="string">
            <text:p text:style-name="P4">62.39%</text:p>
          </table:table-cell>
          <table:table-cell table:style-name="Table1.A1" office:value-type="string">
            <text:p text:style-name="P4">60%</text:p>
          </table:table-cell>
          <table:table-cell table:style-name="Table1.A1" office:value-type="string">
            <text:p text:style-name="P4">2863</text:p>
          </table:table-cell>
          <table:table-cell table:style-name="Table1.A1" office:value-type="string">
            <text:p text:style-name="P4">1103</text:p>
          </table:table-cell>
          <table:table-cell table:style-name="Table1.A1" office:value-type="string">
            <text:p text:style-name="P4">39%</text:p>
          </table:table-cell>
          <table:table-cell table:style-name="Table1.A1" office:value-type="string">
            <text:p text:style-name="P4">121</text:p>
          </table:table-cell>
          <table:table-cell table:style-name="Table1.A1" office:value-type="string">
            <text:p text:style-name="P4">60</text:p>
          </table:table-cell>
          <table:table-cell table:style-name="Table1.A1" office:value-type="string">
            <text:p text:style-name="P4">49.59%</text:p>
          </table:table-cell>
        </table:table-row>
        <table:table-row table:style-name="Table1.1">
          <table:table-cell table:style-name="Table1.A1" office:value-type="string">
            <text:p text:style-name="P3"><text:s text:c="2"/></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Standard"/>
      <text:p text:style-name="P25"><text:span text:style-name="T41">One should always suspect the data, so I make no excuse for the following detailed blow by blow account of how I got these numbers. </text:span><text:span text:style-name="T53">F</text:span><text:span text:style-name="T42">ull gruesome details, </text:span><text:span text:style-name="T53">including the scripts mentioned below,</text:span><text:span text:style-name="T42"> </text:span><text:span text:style-name="T53">are available from </text:span><text:span text:style-name="T50"><text:s/>https://github.com/lb42/bookLists</text:span><text:span text:style-name="T42">.</text:span></text:p>
      <text:p text:style-name="P5"/>
      <text:p text:style-name="P13"><text:span text:style-name="T41">The basic method was to download a complete catalog</text:span><text:span text:style-name="T50">ue </text:span><text:span text:style-name="T41">of </text:span><text:span text:style-name="T53">relevant titles available</text:span><text:span text:style-name="T41"> from each target digital library, and then try to match t</text:span><text:span text:style-name="T53">hem </text:span><text:span text:style-name="T41">with </text:span><text:span text:style-name="T42">records </text:span><text:span text:style-name="T41">in the ATCL. For Google Books, which does not seemingly provide a complete catalog</text:span><text:span text:style-name="T42">ue </text:span><text:span text:style-name="T41">online, I tried a different method, discussed below.</text:span></text:p>
      <text:p text:style-name="P5"/>
      <text:p text:style-name="P11"><text:span text:style-name="T22">I started </text:span><text:span text:style-name="T42">by dowloading</text:span><text:span text:style-name="T22"> the latest (June 2020) dump of the ATCL database, </text:span><text:a xlink:type="simple" xlink:href="http://http://www.victorianresearch.org/atcl/snapshots/20200630_snapshot_version_5.0.zip" text:style-name="Internet_20_link" text:visited-style-name="Visited_20_Internet_20_Link"><text:span text:style-name="T22">http://http://www.victorianresearch.org/atcl/snapshots/20200630_snapshot_version_5.0.zip</text:span></text:a></text:p>
      <text:p text:style-name="P23"><text:span text:style-name="T22">and convert</text:span><text:span text:style-name="T42">ing it</text:span><text:span text:style-name="T22"> to a basic TEI XML format. I then </text:span><text:span text:style-name="T42">did much the same for</text:span><text:span text:style-name="T22"> the holdings of f</text:span><text:span text:style-name="T50">ive</text:span><text:span text:style-name="T22"> </text:span><text:span text:style-name="T41">digital libraries </text:span><text:span text:style-name="T50">with good holdings of 19</text:span><text:span text:style-name="T4">th</text:span><text:span text:style-name="T50"> century novels</text:span><text:span text:style-name="T22">: the Hathi Trust, the British Library, </text:span><text:span text:style-name="T41"><text:s/></text:span><text:span text:style-name="T22">the Internet Archive, Project Gutenberg, and Google Books. As a control, and for testing purposes, I also looked at a few smaller collections, notably the V</text:span><text:span text:style-name="T42">ictorian Women Writers Project at Indiana University and the (now defunct) University of Adelaide “ebooks” repository. <text:s/></text:span><text:span text:style-name="T50">I wanted to provide something similar to John Mark Ockerbloom’</text:span><text:span text:style-name="T51">s</text:span><text:span text:style-name="T50"> lovely Online Books </text:span><text:span text:style-name="T51">P</text:span><text:span text:style-name="T50">ages at </text:span><text:a xlink:type="simple" xlink:href="https://onlinebooks.library.upenn.edu/" text:style-name="Internet_20_link" text:visited-style-name="Visited_20_Internet_20_Link"><text:span text:style-name="T50">https://onlinebooks.library.upenn.edu/</text:span></text:a><text:span text:style-name="T50"> </text:span><text:span text:style-name="T51">but more precisely tied in to ATCL.</text:span></text:p>
      <text:p text:style-name="P23"><text:span text:style-name="T51"/></text:p>
      <text:p text:style-name="P12"><text:span text:style-name="T69">Hathi Trust</text:span><text:span text:style-name="T22"> makes available <text:s/></text:span><text:span text:style-name="T23">a monthly dump of their entire collection as a huge tab-delimited file. </text:span><text:span text:style-name="T24">Working </text:span><text:span text:style-name="T23">with the most recent dump, </text:span><text:span text:style-name="T77">(https://www.hathitrust.org/filebrowser/download/296893)</text:span><text:span text:style-name="T23">dated September 1 2020, I </text:span><text:span text:style-name="T25">u</text:span><text:span text:style-name="T24">sed </text:span><text:span text:style-name="T23">a simple minded perl </text:span><text:span text:style-name="T24">script `hathiProcess.prl` <text:s/>to parse this file and select </text:span><text:span text:style-name="T53">from it</text:span><text:span text:style-name="T24"> only freely-available English language books published in Great </text:span><text:soft-page-break/><text:span text:style-name="T24">Britain between 1800 and 1920, and an XSLT stylesheet </text:span><text:span text:style-name="T25">`htConv.xsl` </text:span><text:span text:style-name="T24">to convert the results to the </text:span><text:span text:style-name="T42">common project</text:span><text:span text:style-name="T24"> format </text:span><text:span text:style-name="T42">(CPF)</text:span><text:span text:style-name="T24">. </text:span></text:p>
      <text:p text:style-name="P12"><text:span text:style-name="T24"/></text:p>
      <text:p text:style-name="P14"><text:span text:style-name="T70">T</text:span><text:span text:style-name="T71">he British Library</text:span><text:span text:style-name="T25"> website makes available an <text:s/>Excel spreadsheet providing metadata for the titles from their collection which were digitized some time ago by the Microsoft Books project (https://www.bl.uk/britishlibrary/~/media/subjects%20images/digital%20scholarship/documents/microsoftbooks_fullindex_27_09_2018.xlsx) I <text:s/>downloaded this, converted it to TEI with `csvtotei` and converted the result </text:span><text:span text:style-name="T42">to CPF</text:span><text:span text:style-name="T25">, (selecting just the 19</text:span><text:span text:style-name="T2">th</text:span><text:span text:style-name="T25"> century titles) with `blConv.xsl`.</text:span></text:p>
      <text:p text:style-name="P14"><text:span text:style-name="T25"/></text:p>
      <text:p text:style-name="P15"><text:span text:style-name="T71">P</text:span><text:span text:style-name="T72">roject Gutenberg</text:span><text:span text:style-name="T26"> makes available several versions of its catalogue data. I worked with the most recently updated one, which is a vast archive of unbelievably verbose RDF files. Despite its complexity, this data doesn’t include any publication data for the source texts concerned (unsurprising really), though it does provide birth and death dates for the authors. To cut down the numbers a little, I rejected titles whose authors were not </text:span><text:span text:style-name="T27">born</text:span><text:span text:style-name="T26"> during the 19</text:span><text:span text:style-name="T3">th</text:span><text:span text:style-name="T26"> century, </text:span><text:span text:style-name="T27">and also those which specified a MARC relator field “edt” (to cut out non-original editions)</text:span><text:span text:style-name="T26">. </text:span><text:span text:style-name="T27">Once I had </text:span><text:span text:style-name="T54">remembered </text:span><text:span text:style-name="T27">how on earth to handle a gazillion tiny files of RDF (</text:span><text:span text:style-name="T54">I did this back in 2018 https://foxglove.hypotheses.org/date/2018/03</text:span><text:span text:style-name="T27">), I used the `gutConvRDF.xsl` script to process them all to </text:span><text:span text:style-name="T42">CPF</text:span><text:span text:style-name="T27">, and concatenated the results into a single file.</text:span></text:p>
      <text:p text:style-name="P15"><text:span text:style-name="T27"/></text:p>
      <text:p text:style-name="P18"><text:span text:style-name="T73">T</text:span><text:span text:style-name="T74">he Internet Archive</text:span><text:span text:style-name="T45">, so far as I can see, doesn’t have any generally available or downloadable catalogue, though it does have a really good query interface. <text:s/>The method I used for attacking Google Books would presumably work equally well (or equally badly; see below) in this case, but I haven’t tried it. Instead I </text:span><text:span text:style-name="T53">just </text:span><text:span text:style-name="T45">used a predefined collection called `19thcennov` <text:s/>which someone </text:span><text:span text:style-name="T44">at UIC Urbana Champaigne </text:span><text:span text:style-name="T45">thoughtfully created </text:span><text:span text:style-name="T44">back in De</text:span><text:span text:style-name="T46">ce</text:span><text:span text:style-name="T44">mber 2008</text:span><text:span text:style-name="T45">. <text:s/>This gave me 782</text:span><text:span text:style-name="T46">8</text:span><text:span text:style-name="T45"> XML records which were easily converted to </text:span><text:span text:style-name="T42">CPF </text:span><text:span text:style-name="T45">using `iaConv.xsl`.</text:span></text:p>
      <text:p text:style-name="P16"><text:span text:style-name="T5"/></text:p>
      <text:p text:style-name="P21"><text:span text:style-name="T45">The common project format files all consist of </text:span><text:span text:style-name="T30">TEI</text:span><text:span text:style-name="T45"> &lt;bibl&gt; elements with </text:span><text:span text:style-name="T30">either </text:span><text:span text:style-name="T45">an @xml:id attribute </text:span><text:span text:style-name="T30">or an &lt;idno&gt; </text:span><text:span text:style-name="T45"><text:s/>specifying the identifying code for this </text:span><text:span text:style-name="T46">item</text:span><text:span text:style-name="T45"> in the relevant repository, e.g. ‘ia:foreignersnovel03pric</text:span><text:span text:style-name="T46">`</text:span><text:span text:style-name="T45"> <text:s/></text:span><text:span text:style-name="T46">identifies </text:span><text:span text:style-name="T53">the Internet Archive’s digitization of </text:span><text:span text:style-name="T46">volume three of Eleanor Price’s novel “The Foreigners” </text:span><text:span text:style-name="T45">. </text:span><text:span text:style-name="T30">Each </text:span><text:span text:style-name="T46">&lt;</text:span><text:span text:style-name="T30">bibl</text:span><text:span text:style-name="T46">&gt;</text:span><text:span text:style-name="T30"> also has an</text:span><text:span text:style-name="T45"> @n attribute supplying the magic key for the title, </text:span><text:span text:style-name="T30">which is </text:span><text:span text:style-name="T45">confected as follows:</text:span></text:p>
      <text:p text:style-name="P17"><text:soft-page-break/><text:span text:style-name="T5">- remove the full stop following Mr or Mrs in any title containing one</text:span></text:p>
      <text:p text:style-name="P17"><text:span text:style-name="T5">- take the substring of the title up to the first occurrence of one of the punctuation marks . , : ; <text:s/></text:span><text:span text:style-name="T30">or </text:span><text:span text:style-name="T5">/ </text:span></text:p>
      <text:p text:style-name="P17"><text:span text:style-name="T5">- concatenate this with the author’s last name</text:span></text:p>
      <text:p text:style-name="P17"><text:span text:style-name="T5">- con</text:span><text:span text:style-name="T29">v</text:span><text:span text:style-name="T5">ert to lower case and remo</text:span><text:span text:style-name="T28">v</text:span><text:span text:style-name="T5">e all punctuation charac</text:span><text:span text:style-name="T29">t</text:span><text:span text:style-name="T5">ers</text:span></text:p>
      <text:p text:style-name="P21"><text:span text:style-name="T29">So, for example ATCL </text:span><text:span text:style-name="T51">lists a</text:span><text:span text:style-name="T29"> work with the title </text:span><text:span text:style-name="T58">“</text:span><text:span text:style-name="T57">The Foreigners: A Novel” </text:span><text:span text:style-name="T58">attributed to author “Eleanor C. Price”. The same work appears i</text:span><text:span text:style-name="T59">n the Internet Archive list, <text:s/></text:span><text:span text:style-name="T58">but with the author <text:s/>“Price, Eleanor C. (Eleanor Catherine)” and the title “The foreigners : a novel”. </text:span><text:span text:style-name="T59"><text:s/>Despite the differing strings, both will </text:span><text:span text:style-name="T58">get the </text:span><text:span text:style-name="T59">same </text:span><text:span text:style-name="T58">magic key “</text:span><text:span text:style-name="Source_20_Text"><text:span text:style-name="T58">theforeigners</text:span></text:span><text:span text:style-name="Source_20_Text"><text:span text:style-name="T59">|</text:span></text:span><text:span text:style-name="Source_20_Text"><text:span text:style-name="T58">price</text:span></text:span><text:span text:style-name="T58">”. </text:span><text:span text:style-name="T60">This method is far from bullet proof, but it’s serviceable.</text:span></text:p>
      <text:p text:style-name="P21"><text:span text:style-name="T60"/></text:p>
      <text:p text:style-name="P21"><text:span text:style-name="T35">For Google Books, as noted above, there is no readily downloadable catalogue. But there is an API, which in a moment of madness I thought it might be cool to learn how to use. A day of poking around led me to a neat python script some helpful person had written to look up ISBN numbers (hat tip </text:span><text:span text:style-name="T43">to AO8’s treasury at https://gist.github.com/AO8</text:span><text:span text:style-name="T35">), which I mercilessly hacked to my own purposes. My version reads a file of URL-encoded search requests like this “inTitle:the+inTitle:foreigners+inAuthor:Price”, fires them </text:span><text:span text:style-name="T43">at</text:span><text:span text:style-name="T35"> the Google API, and processes the returns into a rudimentary bibl or a comment lamenting the absence or unavailability of the item in question. The file of search requests is rather long (one for each title in ATCL for which I have not yet found any digital version – a total of </text:span><text:span text:style-name="T33">11,203</text:span><text:span text:style-name="T35"> ) so I make the program sleep for a while after firing off about 40 consecutive requests, <text:s/></text:span><text:span text:style-name="T43">to help </text:span><text:span text:style-name="T35">the Google server catch up. Despite this considerat</text:span><text:span text:style-name="T31">e behaviour on my part</text:span><text:span text:style-name="T35">, it did not take Mr Google long to decide that my program </text:span><text:span text:style-name="T32">(or my IP address) </text:span><text:span text:style-name="T35">was a threat, </text:span><text:span text:style-name="T43">and then to start returning unco-operative </text:span><text:span text:style-name="T33"><text:s/>HTTP </text:span><text:span text:style-name="T43">messages like</text:span><text:span text:style-name="T33"> 503 (“Service Unavailable”) a</text:span><text:span text:style-name="T43">nd 429 </text:span><text:span text:style-name="T47">(“</text:span><text:span text:style-name="T43">Too many requests”). T</text:span><text:span text:style-name="T34">he API </text:span><text:span text:style-name="T51">H</text:span><text:span text:style-name="T34">elp pages confirm that Google considers “</text:span><text:span text:style-name="T53">u</text:span><text:span text:style-name="T34">sing an app, program or script to perform a large number of searches in a short time” </text:span><text:span text:style-name="T56">prima facie</text:span><text:span text:style-name="T34"> </text:span><text:span text:style-name="T51">justification</text:span><text:span text:style-name="T34"> for tempora</text:span><text:span text:style-name="T51">r</text:span><text:span text:style-name="T34">ily blocking the IP address in question; </text:span><text:span text:style-name="T43">though it’s not clear what </text:span><text:span text:style-name="T55">exactly </text:span><text:span text:style-name="T61">is meant by</text:span><text:span text:style-name="T36"> “large” </text:span><text:span text:style-name="T37">(less than 100?) and</text:span><text:span text:style-name="T36"> “short” </text:span><text:span text:style-name="T37">(</text:span><text:span text:style-name="T51">less than</text:span><text:span text:style-name="T37"> a minute?) </text:span><text:span text:style-name="T36">in that phrase. </text:span><text:span text:style-name="T43">Furthermore, even when I search using my specially-minted API key, </text:span><text:span text:style-name="T38">there </text:span><text:span text:style-name="T43">seems to be</text:span><text:span text:style-name="T38"> a hard limit of 1000 queries per day </text:span><text:span text:style-name="T39">in any case: so this job is not going to be finished very quickly. </text:span><text:span text:style-name="T40">Still, I do now have an extra 982 records to show for two day’s work. </text:span></text:p>
      <text:p text:style-name="P20"><text:span text:style-name="T5"/></text:p>
      <text:p text:style-name="P22"><text:soft-page-break/><text:span text:style-name="T60">O</text:span><text:span text:style-name="T57">nce I’ve created all these lists, I run the merger.xsl script to add &lt;ref&gt; elements to the ATCL-TEI file I created in the first step. This makes for some redundancy, for two reasons: firstly, for most of the archives a three volume novel is likely to get a separate entry for each volume; secondly, for many titles, there exist multiple digitizations – which may (or may not) <text:s/>derive from the same source. Sorting that out is for the moment a job for the reader. </text:span></text:p>
      <text:p text:style-name="P22"><text:span text:style-name="T57"/></text:p>
      <text:p text:style-name="P24"><text:span text:style-name="T66">I haven’t made available the CPF files for each archive, nor the final merged TEI version of the ATCL dump, since th</text:span><text:span text:style-name="T65">is is </text:span><text:span text:style-name="T66">not really my </text:span><text:span text:style-name="T65">data </text:span><text:span text:style-name="T66">to share. But I have made available </text:span><text:span text:style-name="T64">a file called </text:span><text:span text:style-name="T67">`</text:span><text:span text:style-name="T64">atcl-links.csv</text:span><text:span text:style-name="T67">`</text:span><text:span text:style-name="T64">, which is </text:span><text:span text:style-name="T66">a spreadsheet with a row for each ATCL title digitized in one or more </text:span><text:span text:style-name="T64">publically available digital collection, </text:span><text:span text:style-name="T66"><text:s/>mapping its ATCL identifier to its identifier in each repo. </text:span><text:span text:style-name="T62">I’ll try to update these as </text:span><text:span text:style-name="T63">and when </text:span><text:span text:style-name="T62">the data improves. </text:span></text:p>
      <text:p text:style-name="P19"><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5T23:15:09.516064621</meta:creation-date>
    <dc:date>2020-10-05T16:54:37.547188091</dc:date>
    <meta:editing-duration>P1DT17H58M19S</meta:editing-duration>
    <meta:editing-cycles>32</meta:editing-cycles>
    <meta:generator>LibreOffice/6.4.5.2$Linux_X86_64 LibreOffice_project/40$Build-2</meta:generator>
    <meta:document-statistic meta:table-count="1" meta:image-count="0" meta:object-count="0" meta:page-count="6" meta:paragraph-count="150" meta:word-count="2049" meta:character-count="12414" meta:non-whitespace-character-count="10435"/>
  </office:meta>
</office:document-meta>
</file>